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C133FBD18EFEA03D.png" manifest:media-type="image/png"/>
  <manifest:file-entry manifest:full-path="Pictures/100000000000000800000008B1F22B1B857E713A.png" manifest:media-type="image/png"/>
  <manifest:file-entry manifest:full-path="Pictures/10000000000000080000000820A1E16DA75ED138.png" manifest:media-type="image/png"/>
  <manifest:file-entry manifest:full-path="Pictures/1000000000000008000000080944901A42762024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5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3.75cm"/>
      <style:paragraph-properties style:writing-mode="lr-tb"/>
    </style:style>
    <style:style style:name="gr4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5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6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7" style:family="graphic" style:parent-style-name="standard">
      <style:graphic-properties svg:stroke-color="#b3cac7" draw:fill-color="#168253" draw:textarea-horizontal-align="justify" draw:textarea-vertical-align="middle" draw:auto-grow-height="false" fo:min-height="1cm" fo:min-width="4.75cm"/>
      <style:paragraph-properties style:writing-mode="lr-tb"/>
    </style:style>
    <style:style style:name="gr8" style:family="graphic" style:parent-style-name="objectwithoutfill">
      <style:graphic-properties svg:stroke-color="#168253" draw:marker-end="Puntas_20_de_20_flecha_20_4" draw:marker-end-width="0.3cm" draw:fill="none" draw:textarea-vertical-align="middle"/>
    </style:style>
    <style:style style:name="gr9" style:family="graphic" style:parent-style-name="objectwithoutfill">
      <style:graphic-properties svg:stroke-color="#127622" draw:marker-end="Puntas_20_de_20_flecha_20_5" draw:marker-end-width="0.3cm" draw:fill="none" draw:textarea-vertical-align="middle"/>
    </style:style>
    <style:style style:name="gr10" style:family="graphic" style:parent-style-name="objectwithoutfill">
      <style:graphic-properties svg:stroke-color="#127622" draw:marker-end="Puntas_20_de_20_flecha_20_6" draw:marker-end-width="0.3cm" draw:fill="none" draw:textarea-vertical-align="middle"/>
    </style:style>
    <style:style style:name="gr11" style:family="graphic" style:parent-style-name="standard">
      <style:graphic-properties draw:fill="solid" draw:fill-color="#a1467e" draw:textarea-horizontal-align="justify" draw:textarea-vertical-align="middle" draw:auto-grow-height="false" fo:min-height="1.25cm" fo:min-width="3.75cm"/>
      <style:paragraph-properties style:writing-mode="lr-tb"/>
    </style:style>
    <style:style style:name="gr12" style:family="graphic" style:parent-style-name="objectwithoutfill">
      <style:graphic-properties svg:stroke-color="#bf819e" draw:marker-end="Puntas_20_de_20_flecha_20_7" draw:marker-end-width="0.3cm" draw:fill="none" draw:textarea-vertical-align="middle"/>
    </style:style>
    <style:style style:name="gr13" style:family="graphic" style:parent-style-name="objectwithoutfill">
      <style:graphic-properties svg:stroke-color="#bf819e" draw:marker-end="Puntas_20_de_20_flecha_20_8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dde8cb" loext:opacity="100%"/>
    </style:style>
    <style:style style:name="P4" style:family="paragraph">
      <loext:graphic-properties draw:fill-color="#168253"/>
      <style:paragraph-properties fo:text-align="center"/>
      <style:text-properties fo:color="#dde8cb" loext:opacity="100%" loext:color-lum-mod="100%" loext:color-lum-off="0%"/>
    </style:style>
    <style:style style:name="P5" style:family="paragraph">
      <style:paragraph-properties fo:text-align="center"/>
      <style:text-properties fo:color="#f7d1d5" loext:opacity="100%"/>
    </style:style>
    <style:style style:name="P6" style:family="paragraph">
      <loext:graphic-properties draw:fill="solid" draw:fill-color="#a1467e"/>
      <style:paragraph-properties fo:text-align="center"/>
      <style:text-properties fo:color="#f7d1d5" loext:opacity="100%" loext:color-lum-mod="100%" loext:color-lum-off="0%"/>
    </style:style>
    <style:style style:name="P7" style:family="paragraph">
      <loext:graphic-properties draw:fill="none"/>
      <style:paragraph-properties fo:text-align="center"/>
      <style:text-properties fo:color="#f7d1d5" loext:opacity="100%" loext:color-lum-mod="100%" loext:color-lum-off="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 draw:style-name="gr1">
          <draw:custom-shape draw:style-name="gr2" draw:text-style-name="P1" draw:layer="layout" svg:width="6cm" svg:height="1.5cm" svg:x="5cm" svg:y="6.75cm">
            <text:p text:style-name="P1">Coche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25cm" svg:height="1.25cm" svg:x="6cm" svg:y="11cm">
            <text:p text:style-name="P1">Ford Fiesta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25cm" svg:height="1.25cm" svg:x="1.5cm" svg:y="11cm">
            <text:p text:style-name="P1">2 Caballos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25cm" svg:height="1.25cm" svg:x="10.5cm" svg:y="11cm">
            <text:p text:style-name="P1">Tesla 3</text:p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7.75cm" svg:y1="8.25cm" svg:x2="4cm" svg:y2="11cm">
            <text:p/>
          </draw:line>
          <draw:line draw:style-name="gr5" draw:text-style-name="P2" draw:layer="layout" svg:x1="7.75cm" svg:y1="8.25cm" svg:x2="7.75cm" svg:y2="11cm">
            <text:p/>
          </draw:line>
          <draw:line draw:style-name="gr6" draw:text-style-name="P2" draw:layer="layout" svg:x1="7.75cm" svg:y1="8.25cm" svg:x2="12.5cm" svg:y2="11cm">
            <text:p/>
          </draw:line>
        </draw:g>
        <draw:g draw:style-name="gr1">
          <draw:custom-shape draw:style-name="gr7" draw:text-style-name="P4" draw:layer="layout" svg:width="5.25cm" svg:height="1.25cm" svg:x="16.75cm" svg:y="14cm">
            <text:p text:style-name="P3">Mamífero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5.25cm" svg:height="1.25cm" svg:x="22.25cm" svg:y="17.25cm">
            <text:p text:style-name="P3">Tu perro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5.25cm" svg:height="1.25cm" svg:x="16.75cm" svg:y="17.25cm">
            <text:p text:style-name="P3">Tú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5.25cm" svg:height="1.25cm" svg:x="11cm" svg:y="17.25cm">
            <text:p text:style-name="P3">Ornitorrinco</text:p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19.25cm" svg:y1="15.25cm" svg:x2="13.75cm" svg:y2="17.25cm">
            <text:p/>
          </draw:line>
          <draw:line draw:style-name="gr9" draw:text-style-name="P2" draw:layer="layout" svg:x1="19.25cm" svg:y1="15.25cm" svg:x2="19.5cm" svg:y2="17.25cm">
            <text:p/>
          </draw:line>
          <draw:line draw:style-name="gr10" draw:text-style-name="P2" draw:layer="layout" svg:x1="19.25cm" svg:y1="15.25cm" svg:x2="25cm" svg:y2="17.25cm">
            <text:p/>
          </draw:line>
        </draw:g>
        <draw:g draw:style-name="gr1">
          <draw:custom-shape draw:style-name="gr11" draw:text-style-name="P6" draw:layer="layout" svg:width="4.25cm" svg:height="1.5cm" svg:x="18.75cm" svg:y="2.75cm">
            <text:p text:style-name="P5">Horter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yout" svg:width="4.25cm" svg:height="1.5cm" svg:x="21.5cm" svg:y="6.25cm">
            <text:p text:style-name="P5">Rauw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yout" svg:width="4.25cm" svg:height="1.5cm" svg:x="16cm" svg:y="6.25cm">
            <text:p text:style-name="P5">Rosalía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7" draw:layer="layout" svg:x1="20.5cm" svg:y1="4.25cm" svg:x2="18.5cm" svg:y2="6.25cm">
            <text:p/>
          </draw:line>
          <draw:line draw:style-name="gr13" draw:text-style-name="P7" draw:layer="layout" svg:x1="20.5cm" svg:y1="4.25cm" svg:x2="23.5cm" svg:y2="6.25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_32_0_20_Percent" draw:display-name="20 Percent" xlink:href="Pictures/1000000000000008000000080944901A42762024.png" xlink:type="simple" xlink:show="embed" xlink:actuate="onLoad"/>
    <draw:fill-image draw:name="_35__20_Percent" draw:display-name="5 Percent" xlink:href="Pictures/10000000000000080000000820A1E16DA75ED138.png" xlink:type="simple" xlink:show="embed" xlink:actuate="onLoad"/>
    <draw:fill-image draw:name="Dashed_20_Downward_20_Diagonal" draw:display-name="Dashed Downward Diagonal" xlink:href="Pictures/100000000000000800000008B1F22B1B857E713A.png" xlink:type="simple" xlink:show="embed" xlink:actuate="onLoad"/>
    <draw:fill-image draw:name="Large_20_Confetti" draw:display-name="Large Confetti" xlink:href="Pictures/100000000000000800000008C133FBD18EFEA03D.png" xlink:type="simple" xlink:show="embed" xlink:actuate="onLoad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8:07:25.014643817</meta:creation-date>
    <dc:date>2023-05-02T18:19:10.459194183</dc:date>
    <meta:editing-duration>PT11M46S</meta:editing-duration>
    <meta:editing-cycles>1</meta:editing-cycles>
    <meta:document-statistic meta:object-count="22"/>
    <meta:generator>LibreOffice/7.5.2.2$Linux_X86_64 LibreOffice_project/50$Build-2</meta:generator>
  </office:meta>
</office:document-meta>
</file>